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paragraph-properties fo:line-height="200%"/>
      <style:text-properties style:font-name="Liberation Sans"/>
    </style:style>
    <style:style style:name="P2" style:family="paragraph" style:parent-style-name="Standard">
      <style:paragraph-properties fo:line-height="200%"/>
      <style:text-properties style:font-name="Liberation Sans" officeooo:paragraph-rsid="001de762"/>
    </style:style>
    <style:style style:name="T1" style:family="text">
      <style:text-properties officeooo:rsid="0017ae0e"/>
    </style:style>
    <style:style style:name="T2" style:family="text">
      <style:text-properties officeooo:rsid="00199736"/>
    </style:style>
    <style:style style:name="T3" style:family="text">
      <style:text-properties officeooo:rsid="001ab361"/>
    </style:style>
    <style:style style:name="T4" style:family="text">
      <style:text-properties officeooo:rsid="001bece2"/>
    </style:style>
    <style:style style:name="T5" style:family="text">
      <style:text-properties officeooo:rsid="001de762"/>
    </style:style>
    <style:style style:name="T6" style:family="text">
      <style:text-properties officeooo:rsid="001ea9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llel Execution of Shell Commands in C</text:p>
      <text:p text:style-name="P1"><text:tab/><text:span text:style-name="T1">This project is designed to demonstrate how a C program can create and manage multiple child processes. In this case it is being used to simultaneously execute multiple Linux commands. In this specific program not all of the given Linux commands are well suited to being run in this way so they will fail to execute. This gives us the chance to see how we can handle execution failures within the C program.</text:span></text:p>
      <text:p text:style-name="P1"><text:tab/><text:span text:style-name="T2">The fork() command is used to create 10 child processes in a loop. If the fork has not failed then execvp() will be used to replace the process image and instead use the arguments established in in the commands[i][] array. </text:span><text:span text:style-name="T3">This allows each command to be executed at the same time</text:span><text:span text:style-name="T2"> </text:span><text:span text:style-name="T3">and handled by a separate process id. The parent process uses waitpid() to make sure all process have completed before continuing. This allows it to accurately report the exit status of the children and report any failures. </text:span></text:p>
      <text:p text:style-name="P2"><text:tab/><text:span text:style-name="T4">In a loop we will iterate over each stored child process and call waitpid() on each one. This prevents the parent process from progressing any further until the specified child has completed executing the given function. Once the child process is completed the satus will be checked using WIFEXITED(). If it returns true then the child terminated normally. If it did not exit normally we can use WIFSIGNALED() to see if it exited due to some uncaught signal and display that signal with WTERMDIG(). Otherwise some other error must be handled and displayed to the user. </text:span></text:p>
      <text:p text:style-name="P2"><text:span text:style-name="T4"><text:tab/></text:span><text:span text:style-name="T5">In my program all but two of the child processes we executed successfully. These two failed for a very specific reason. The fist one that failed was child five that was using the touch command. The reason this failed is because it was trying to create a file in a directory that did not exist yet. Child four would have made that directory but because they were executing at the same time it lead to a race condition that (in this case) child five won.</text:span></text:p>
      <text:p text:style-name="P2"><text:soft-page-break/><text:span text:style-name="T5"><text:tab/>The second process that failed was the seventh child. This one was supposed to remove the testfile.txt that was created by Child five. This file failed to be written so it could not be removed. Child 6 created a tree which shows the testfolder so it was probably the case that the testfolder was created by the time of child seven’s execution but without the textfile inside it failed all the same.</text:span></text:p>
      <text:p text:style-name="P2"><text:tab/><text:span text:style-name="T5">The execution failures of child five and seven are not flaws as they have allowed me to check how well I could handle errors within the parent/child processes. One thing I do not like and would seek to correct in alter version is the output. </text:span><text:span text:style-name="T6">Particularly commands with milti-line output like ls and tree. Because these are running at the same time as the parent process their output can break up the information I want to know about how the parent process is progressing. I’m just glad I did not use a command like mo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6:34:54.338788759</meta:creation-date>
    <dc:date>2025-05-09T19:44:38.490978376</dc:date>
    <meta:editing-duration>PT3M41S</meta:editing-duration>
    <meta:editing-cycles>1</meta:editing-cycles>
    <meta:document-statistic meta:table-count="0" meta:image-count="0" meta:object-count="0" meta:page-count="2" meta:paragraph-count="7" meta:word-count="516" meta:character-count="2897" meta:non-whitespace-character-count="2380"/>
    <meta:generator>LibreOffice/24.8.7.2$Linux_X86_64 LibreOffice_project/f4f281f562fb585d46b0af5755dfe1eb6adc047f</meta:generator>
  </office:meta>
</office:document-meta>
</file>